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T1" style:family="text">
      <style:text-properties officeooo:rsid="001c7cd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hosta</text:span> Penal</text:p>
      <text:p text:style-name="P2"/>
      <text:p text:style-name="P3"/>
      <text:p text:style-name="P4">📄 Descrição Detalhada do Funcionamento do Sistema de Gestão Penal (Fase 1)</text:p>
      <text:p text:style-name="P4">1. Objetivo Principal</text:p>
      <text:p text:style-name="Text_20_body">O sistema visa gerenciar dados de prisioneiros, administrar processos de entrada, saída e movimentação dos presos e fornecer relatórios administrativos para a direção do estabelecimento penal.</text:p>
      <text:p text:style-name="P4">A solução deve permitir:</text:p>
      <text:p text:style-name="Text_20_body"><text:s text:c="4"/>• Cadastro de novos prisioneiros.</text:p>
      <text:p text:style-name="Text_20_body"><text:s text:c="4"/>• Registro de dados pessoais e criminais.</text:p>
      <text:p text:style-name="Text_20_body"><text:s text:c="4"/>• Gerenciamento de status (preso, em liberdade condicional, transferido).</text:p>
      <text:p text:style-name="Text_20_body"><text:s text:c="4"/>• Controle de tempo de pena, sentenças e progressões.</text:p>
      <text:p text:style-name="Text_20_body"><text:s text:c="4"/>• Controle de visitantes autorizados.</text:p>
      <text:p text:style-name="Text_20_body"><text:s text:c="4"/>• Login de usuários administrativos (policiais, funcionários).</text:p>
      <text:p text:style-name="Text_20_body"><text:s text:c="4"/>• Geração de relatórios (por situação, por crime, por data, etc.).</text:p>
      <text:p text:style-name="Text_20_body"/>
      <text:p text:style-name="P4">2. Público-alvo do Sistema</text:p>
      <text:p text:style-name="Text_20_body"><text:s text:c="4"/>• Agentes penitenciários.</text:p>
      <text:p text:style-name="Text_20_body"><text:s text:c="4"/>• Diretores de estabelecimentos penais.</text:p>
      <text:p text:style-name="Text_20_body"><text:s text:c="4"/>• Secretaria da Administração Penitenciária.</text:p>
      <text:p text:style-name="Text_20_body"/>
      <text:p text:style-name="P4">3. Principais Funcionalidades</text:p>
      <text:p text:style-name="P4">a) Autenticação de Usuários</text:p>
      <text:p text:style-name="Text_20_body"><text:s text:c="4"/>• Tela de login para administradores e operadores do sistema.</text:p>
      <text:p text:style-name="Text_20_body"><text:s text:c="4"/>• Controle de acesso: apenas usuários autenticados podem acessar o painel administrativo.</text:p>
      <text:p text:style-name="P4">b) Cadastro de Prisioneiros</text:p>
      <text:p text:style-name="Text_20_body"><text:s text:c="4"/>• Formulário para inserir:</text:p>
      <text:p text:style-name="Text_20_body"><text:s text:c="8"/>◦ Nome completo</text:p>
      <text:p text:style-name="Text_20_body"><text:s text:c="8"/>◦ Data de nascimento</text:p>
      <text:p text:style-name="Text_20_body"><text:s text:c="8"/>◦ Número de processo</text:p>
      <text:p text:style-name="Text_20_body"><text:s text:c="8"/>◦ Crime cometido</text:p>
      <text:p text:style-name="Text_20_body"><text:soft-page-break/><text:s text:c="8"/>◦ Data de entrada</text:p>
      <text:p text:style-name="Text_20_body"><text:s text:c="8"/>◦ Pena aplicada (tempo)</text:p>
      <text:p text:style-name="Text_20_body"><text:s text:c="8"/>◦ Situação atual (preso, condicional, transferido, solto)</text:p>
      <text:p text:style-name="Text_20_body"><text:s text:c="8"/>◦ Foto do prisioneiro (opcional)</text:p>
      <text:p text:style-name="P4">c) Listagem e Pesquisa de Prisioneiros</text:p>
      <text:p text:style-name="Text_20_body"><text:s text:c="4"/>• Listagem de todos os prisioneiros.</text:p>
      <text:p text:style-name="Text_20_body"><text:s text:c="4"/>• Barra de busca para encontrar prisioneiros por nome, número de processo ou crime.</text:p>
      <text:p text:style-name="Text_20_body"><text:s text:c="4"/>• Filtros por status (em prisão, em condicional, etc.).</text:p>
      <text:p text:style-name="P4">d) Atualização de Dados</text:p>
      <text:p text:style-name="Text_20_body"><text:s text:c="4"/>• Permitir editar as informações do prisioneiro.</text:p>
      <text:p text:style-name="Text_20_body"><text:s text:c="4"/>• Atualizar a situação do prisioneiro (por exemplo: "Transferido", "Libertado").</text:p>
      <text:p text:style-name="P4">e) Relatórios</text:p>
      <text:p text:style-name="Text_20_body"><text:s text:c="4"/>• Relatório de:</text:p>
      <text:p text:style-name="Text_20_body"><text:s text:c="8"/>◦ Número de prisioneiros cadastrados.</text:p>
      <text:p text:style-name="Text_20_body"><text:s text:c="8"/>◦ Número de prisioneiros por tipo de crime.</text:p>
      <text:p text:style-name="Text_20_body"><text:s text:c="8"/>◦ Prisioneiros com pena terminando em breve.</text:p>
      <text:p text:style-name="Text_20_body"><text:s text:c="8"/>◦ Histórico de libertações e transferências.</text:p>
      <text:p text:style-name="P4">f) Controle de Visitantes (opcional para fase seguinte)</text:p>
      <text:p text:style-name="Text_20_body"><text:s text:c="4"/>• Cadastro de visitantes.</text:p>
      <text:p text:style-name="Text_20_body"><text:s text:c="4"/>• Associação de visitantes a prisioneiros autorizados.</text:p>
      <text:p text:style-name="Text_20_body"/>
      <text:p text:style-name="P4">4. Fluxo de Uso do Sistema</text:p>
      <text:p text:style-name="Text_20_body"><text:s text:c="4"/>1. Usuário acessa o sistema → tela de login.</text:p>
      <text:p text:style-name="Text_20_body"><text:s text:c="4"/>2. Usuário faz login → entra no Painel Administrativo.</text:p>
      <text:p text:style-name="Text_20_body"><text:s text:c="4"/>3. No painel:</text:p>
      <text:p text:style-name="Text_20_body"><text:s text:c="8"/>◦ Pode cadastrar novo prisioneiro.</text:p>
      <text:p text:style-name="Text_20_body"><text:s text:c="8"/>◦ Pode listar e pesquisar prisioneiros.</text:p>
      <text:p text:style-name="Text_20_body"><text:s text:c="8"/>◦ Pode editar registros existentes.</text:p>
      <text:p text:style-name="Text_20_body"><text:s text:c="8"/>◦ Pode gerar relatórios.</text:p>
      <text:p text:style-name="Text_20_body"><text:s text:c="4"/>4. Pode fazer logout para encerrar a sessão.</text:p>
      <text:p text:style-name="Text_20_body"/>
      <text:p text:style-name="P4">5. Requisitos Técnicos</text:p>
      <text:p text:style-name="Text_20_body"><text:soft-page-break/></text:p>
      <text:p text:style-name="Text_20_body"><text:s text:c="4"/>•</text:p>
      <text:h text:style-name="Heading_20_2" text:outline-level="2">✅ TECNOLOGIAS ENVOLVIDAS</text:h>
      <text:list text:style-name="L1">
        <text:list-item>
          <text:p text:style-name="P5"><text:span text:style-name="Strong_20_Emphasis">Frontend:</text:span> HTML5 + CSS3 + JavaScript</text:p>
        </text:list-item>
        <text:list-item>
          <text:p text:style-name="P5"><text:span text:style-name="Strong_20_Emphasis">Estilização:</text:span> <text:s/>TailwindCSS (mais moderno)</text:p>
        </text:list-item>
        <text:list-item>
          <text:p text:style-name="P5"><text:span text:style-name="Strong_20_Emphasis">Persistência de Dados:</text:span></text:p>
          <text:list>
            <text:list-item>
              <text:p text:style-name="P5"><text:span text:style-name="Strong_20_Emphasis">LocalStorage:</text:span> mais rápido de implementar, mas limitado e não seguro.</text:p>
            </text:list-item>
          </text:list>
        </text:list-item>
      </text:list>
      <text:p text:style-name="Text_20_body"/>
      <text:p text:style-name="Horizontal_20_Line"/>
      <text:h text:style-name="Heading_20_2" text:outline-level="2">🔧 ESTRUTURA DOS FICHEIROS</text:h>
      <text:p text:style-name="Preformatted_20_Text"><text:span text:style-name="Source_20_Text">khosta-penal/</text:span></text:p>
      <text:p text:style-name="Preformatted_20_Text"><text:span text:style-name="Source_20_Text">│</text:span></text:p>
      <text:p text:style-name="Preformatted_20_Text"><text:span text:style-name="Source_20_Text">├── index.html <text:s text:c="13"/>← Tela de login</text:span></text:p>
      <text:p text:style-name="Preformatted_20_Text"><text:span text:style-name="Source_20_Text">├── dashboard.html <text:s text:c="9"/>← Painel administrativo</text:span></text:p>
      <text:p text:style-name="Preformatted_20_Text"><text:span text:style-name="Source_20_Text">├── cadastro.html <text:s text:c="10"/>← Cadastro de prisioneiros</text:span></text:p>
      <text:p text:style-name="Preformatted_20_Text"><text:span text:style-name="Source_20_Text">├── lista.html <text:s text:c="13"/>← Listagem e pesquisa</text:span></text:p>
      <text:p text:style-name="Preformatted_20_Text"><text:span text:style-name="Source_20_Text">├── relatorios.html <text:s text:c="8"/>← Relatórios</text:span></text:p>
      <text:p text:style-name="Preformatted_20_Text"><text:span text:style-name="Source_20_Text">│</text:span></text:p>
      <text:p text:style-name="Preformatted_20_Text"><text:span text:style-name="Source_20_Text">├── css/</text:span></text:p>
      <text:p text:style-name="Preformatted_20_Text"><text:span text:style-name="Source_20_Text">│ <text:s text:c="2"/>└── styles.css</text:span></text:p>
      <text:p text:style-name="Preformatted_20_Text"><text:span text:style-name="Source_20_Text">│</text:span></text:p>
      <text:p text:style-name="Preformatted_20_Text"><text:span text:style-name="Source_20_Text">├── js/</text:span></text:p>
      <text:p text:style-name="Preformatted_20_Text"><text:span text:style-name="Source_20_Text">│ <text:s text:c="2"/>├── auth.js <text:s text:c="12"/>← Login/logout e validação</text:span></text:p>
      <text:p text:style-name="Preformatted_20_Text"><text:span text:style-name="Source_20_Text">│ <text:s text:c="2"/>├── prisioneiros.js <text:s text:c="4"/>← Cadastro, atualização, listagem</text:span></text:p>
      <text:p text:style-name="Preformatted_20_Text"><text:span text:style-name="Source_20_Text">│ <text:s text:c="2"/>├── relatorios.js <text:s text:c="6"/>← Lógica de geração de relatórios</text:span></text:p>
      <text:p text:style-name="Preformatted_20_Text"><text:span text:style-name="Source_20_Text">│ <text:s text:c="2"/>└── firebase.js <text:s text:c="8"/>← Configuração do Firebase</text:span></text:p>
      <text:p text:style-name="Preformatted_20_Text"><text:span text:style-name="Source_20_Text">│</text:span></text:p>
      <text:p text:style-name="Preformatted_20_Text"><text:span text:style-name="Source_20_Text">└── assets/</text:span></text:p>
      <text:p text:style-name="P6"><text:span text:style-name="Source_20_Text"><text:s text:c="4"/>└── img/</text:span></text:p>
      <text:p text:style-name="Horizontal_20_Line"/>
      <text:h text:style-name="Heading_20_2" text:outline-level="2">🔑 FUNCIONALIDADES-CHAVE (NA FASE 1)</text:h>
      <text:h text:style-name="Heading_20_3" text:outline-level="3">1. <text:span text:style-name="Strong_20_Emphasis">Login de Utilizador</text:span></text:h>
      <text:list text:style-name="L2">
        <text:list-item>
          <text:p text:style-name="P7">Tela simples com email + password.</text:p>
        </text:list-item>
        <text:list-item>
          <text:p text:style-name="P7">Validação simples via LocalStorage (</text:p>
        </text:list-item>
      </text:list>
      <text:h text:style-name="Heading_20_3" text:outline-level="3">2. <text:span text:style-name="Strong_20_Emphasis">Cadastro de Prisioneiros</text:span></text:h>
      <text:list text:style-name="L3">
        <text:list-item>
          <text:p text:style-name="P8">Formulário com:</text:p>
          <text:list>
            <text:list-item>
              <text:p text:style-name="P8">Nome completo</text:p>
            </text:list-item>
            <text:list-item>
              <text:p text:style-name="P8">Data de nascimento</text:p>
            </text:list-item>
            <text:list-item>
              <text:p text:style-name="P8"><text:soft-page-break/>Número do processo</text:p>
            </text:list-item>
            <text:list-item>
              <text:p text:style-name="P8">Crime cometido</text:p>
            </text:list-item>
            <text:list-item>
              <text:p text:style-name="P8">Data de entrada</text:p>
            </text:list-item>
            <text:list-item>
              <text:p text:style-name="P8">Pena aplicada</text:p>
            </text:list-item>
            <text:list-item>
              <text:p text:style-name="P8">Situação atual</text:p>
            </text:list-item>
            <text:list-item>
              <text:p text:style-name="P8">Upload de foto (salvar base64 se for LocalStorage)</text:p>
            </text:list-item>
          </text:list>
        </text:list-item>
      </text:list>
      <text:h text:style-name="Heading_20_3" text:outline-level="3">3. <text:span text:style-name="Strong_20_Emphasis">Listagem &amp; Pesquisa</text:span></text:h>
      <text:list text:style-name="L4">
        <text:list-item>
          <text:p text:style-name="P9">Tabela com todos os prisioneiros cadastrados.</text:p>
        </text:list-item>
        <text:list-item>
          <text:p text:style-name="P9">Campo de busca (nome, processo ou crime).</text:p>
        </text:list-item>
        <text:list-item>
          <text:p text:style-name="P9">Filtros por status.</text:p>
        </text:list-item>
      </text:list>
      <text:h text:style-name="Heading_20_3" text:outline-level="3">4. <text:span text:style-name="Strong_20_Emphasis">Edição &amp; Atualização</text:span></text:h>
      <text:list text:style-name="L5">
        <text:list-item>
          <text:p text:style-name="P10">Botão "Editar" ao lado de cada item.</text:p>
        </text:list-item>
        <text:list-item>
          <text:p text:style-name="P10">Possibilidade de mudar situação: transferido, libertado, etc.</text:p>
        </text:list-item>
      </text:list>
      <text:h text:style-name="Heading_20_3" text:outline-level="3">5. <text:span text:style-name="Strong_20_Emphasis">Relatórios</text:span></text:h>
      <text:list text:style-name="L6">
        <text:list-item>
          <text:p text:style-name="P11">Tabelas ou cards com:</text:p>
          <text:list>
            <text:list-item>
              <text:p text:style-name="P11">Total de prisioneiros</text:p>
            </text:list-item>
            <text:list-item>
              <text:p text:style-name="P11">Por tipo de crime</text:p>
            </text:list-item>
            <text:list-item>
              <text:p text:style-name="P11">Pena a terminar em breve (baseado em datas)</text:p>
            </text:list-item>
            <text:list-item>
              <text:p text:style-name="P11">Histórico de transferências/libertações</text:p>
            </text:list-item>
          </text:list>
        </text:list-item>
      </text:list>
      <text:h text:style-name="Heading_20_2" text:outline-level="2">💡 EXTRAS RECOMENDADOS</text:h>
      <text:list text:style-name="L7">
        <text:list-item>
          <text:p text:style-name="P12">Usar <text:a xlink:type="simple" xlink:href="https://sweetalert2.github.io/" text:style-name="Internet_20_link" text:visited-style-name="Visited_20_Internet_20_Link">SweetAlert2</text:a> para mensagens bonitas (ex: sucesso no cadastro).</text:p>
        </text:list-item>
        <text:list-item>
          <text:p text:style-name="P12"/>
        </text:list-item>
        <text:list-item>
          <text:p text:style-name="P12">Responsividade com <text:s/>Tailwind).</text:p>
        </text:list-item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7:26:52.373621670</meta:creation-date>
    <dc:date>2025-05-17T22:11:14.502409330</dc:date>
    <meta:editing-duration>PT1H48M55S</meta:editing-duration>
    <meta:editing-cycles>6</meta:editing-cycles>
    <meta:generator>LibreOffice/24.8.4.2$Linux_X86_64 LibreOffice_project/480$Build-2</meta:generator>
    <meta:document-statistic meta:table-count="0" meta:image-count="0" meta:object-count="0" meta:page-count="4" meta:paragraph-count="113" meta:word-count="612" meta:character-count="4166" meta:non-whitespace-character-count="3363"/>
  </office:meta>
</office:document-meta>
</file>